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8229b"/>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fo:font-weight="bold" officeooo:rsid="00089acf" officeooo:paragraph-rsid="00089acf" style:font-weight-asian="bold" style:font-weight-complex="bold"/>
    </style:style>
    <style:style style:name="P4" style:family="paragraph" style:parent-style-name="Preformatted_20_Text">
      <style:text-properties fo:font-weight="bold" officeooo:rsid="001bbcdb" officeooo:paragraph-rsid="001bbcdb" style:font-weight-asian="bold" style:font-weight-complex="bold"/>
    </style:style>
    <style:style style:name="P5" style:family="paragraph" style:parent-style-name="Preformatted_20_Text">
      <style:text-properties officeooo:rsid="0008229b" officeooo:paragraph-rsid="0008229b"/>
    </style:style>
    <style:style style:name="P6" style:family="paragraph" style:parent-style-name="Preformatted_20_Text">
      <style:text-properties officeooo:rsid="00089acf" officeooo:paragraph-rsid="00089acf"/>
    </style:style>
    <style:style style:name="P7" style:family="paragraph" style:parent-style-name="Preformatted_20_Text">
      <style:text-properties officeooo:rsid="00089acf" officeooo:paragraph-rsid="001151e9"/>
    </style:style>
    <style:style style:name="P8" style:family="paragraph" style:parent-style-name="Preformatted_20_Text">
      <style:text-properties officeooo:rsid="00099d7a" officeooo:paragraph-rsid="00099d7a"/>
    </style:style>
    <style:style style:name="P9" style:family="paragraph" style:parent-style-name="Preformatted_20_Text">
      <style:text-properties officeooo:rsid="000ae849" officeooo:paragraph-rsid="00099d7a"/>
    </style:style>
    <style:style style:name="P10" style:family="paragraph" style:parent-style-name="Preformatted_20_Text">
      <style:text-properties officeooo:rsid="000df7aa" officeooo:paragraph-rsid="000df7aa"/>
    </style:style>
    <style:style style:name="P11" style:family="paragraph" style:parent-style-name="Preformatted_20_Text">
      <style:text-properties officeooo:rsid="001151e9" officeooo:paragraph-rsid="001151e9"/>
    </style:style>
    <style:style style:name="P12" style:family="paragraph" style:parent-style-name="Preformatted_20_Text">
      <style:text-properties fo:font-weight="normal" officeooo:rsid="001bbcdb" officeooo:paragraph-rsid="001bbcdb" style:font-weight-asian="normal" style:font-weight-complex="normal"/>
    </style:style>
    <style:style style:name="P13" style:family="paragraph" style:parent-style-name="Preformatted_20_Text">
      <style:text-properties style:text-line-through-style="solid" style:text-line-through-type="single" officeooo:rsid="00089acf" officeooo:paragraph-rsid="00089acf"/>
    </style:style>
    <style:style style:name="P14" style:family="paragraph" style:parent-style-name="Preformatted_20_Text">
      <style:text-properties officeooo:rsid="002ad41e" officeooo:paragraph-rsid="002ad41e"/>
    </style:style>
    <style:style style:name="P15" style:family="paragraph" style:parent-style-name="Preformatted_20_Text" style:list-style-name="L1">
      <style:text-properties fo:font-weight="normal" officeooo:rsid="001e4cfa" officeooo:paragraph-rsid="001e4cfa" style:font-weight-asian="normal" style:font-weight-complex="normal"/>
    </style:style>
    <style:style style:name="P16" style:family="paragraph" style:parent-style-name="Preformatted_20_Text" style:list-style-name="L1">
      <style:text-properties fo:font-weight="normal" officeooo:rsid="002f0b57" officeooo:paragraph-rsid="002f0b57" style:font-weight-asian="normal" style:font-weight-complex="normal"/>
    </style:style>
    <style:style style:name="P17" style:family="paragraph" style:parent-style-name="Preformatted_20_Text" style:list-style-name="L1">
      <style:text-properties fo:font-weight="normal" officeooo:rsid="00306456" officeooo:paragraph-rsid="00306456" style:font-weight-asian="normal" style:font-weight-complex="normal"/>
    </style:style>
    <style:style style:name="P18" style:family="paragraph" style:parent-style-name="Preformatted_20_Text" style:list-style-name="L1">
      <style:text-properties fo:font-weight="normal" officeooo:rsid="0034ad4a" officeooo:paragraph-rsid="0034ad4a" style:font-weight-asian="normal" style:font-weight-complex="normal"/>
    </style:style>
    <style:style style:name="P19" style:family="paragraph" style:parent-style-name="Preformatted_20_Text" style:list-style-name="L1">
      <style:text-properties fo:font-weight="normal" officeooo:rsid="00384ec9" officeooo:paragraph-rsid="00384ec9" style:font-weight-asian="normal" style:font-weight-complex="normal"/>
    </style:style>
    <style:style style:name="P20" style:family="paragraph" style:parent-style-name="Preformatted_20_Text" style:list-style-name="L1">
      <style:text-properties fo:font-weight="normal" officeooo:rsid="00396dc1" officeooo:paragraph-rsid="00396dc1" style:font-weight-asian="normal" style:font-weight-complex="normal"/>
    </style:style>
    <style:style style:name="P21" style:family="paragraph" style:parent-style-name="Preformatted_20_Text" style:list-style-name="L1">
      <style:text-properties fo:font-weight="normal" officeooo:rsid="003ab900" officeooo:paragraph-rsid="003ab900" style:font-weight-asian="normal" style:font-weight-complex="normal"/>
    </style:style>
    <style:style style:name="P22" style:family="paragraph" style:parent-style-name="Preformatted_20_Text">
      <style:text-properties fo:font-weight="normal" officeooo:rsid="003b8cfd" officeooo:paragraph-rsid="003b8cfd" style:font-weight-asian="normal" style:font-weight-complex="normal"/>
    </style:style>
    <style:style style:name="P23" style:family="paragraph" style:parent-style-name="Preformatted_20_Text">
      <style:text-properties fo:font-weight="bold" officeooo:rsid="003b8cfd" officeooo:paragraph-rsid="003b8cfd" style:font-weight-asian="bold" style:font-weight-complex="bold"/>
    </style:style>
    <style:style style:name="T1" style:family="text">
      <style:text-properties officeooo:rsid="0008229b"/>
    </style:style>
    <style:style style:name="T2" style:family="text">
      <style:text-properties officeooo:rsid="0008859b"/>
    </style:style>
    <style:style style:name="T3" style:family="text">
      <style:text-properties officeooo:rsid="000f242e"/>
    </style:style>
    <style:style style:name="T4" style:family="text">
      <style:text-properties officeooo:rsid="001151e9"/>
    </style:style>
    <style:style style:name="T5" style:family="text">
      <style:text-properties officeooo:rsid="00130e54"/>
    </style:style>
    <style:style style:name="T6" style:family="text">
      <style:text-properties officeooo:rsid="0016029e"/>
    </style:style>
    <style:style style:name="T7" style:family="text">
      <style:text-properties officeooo:rsid="0018651b"/>
    </style:style>
    <style:style style:name="T8" style:family="text">
      <style:text-properties officeooo:rsid="0019da78"/>
    </style:style>
    <style:style style:name="T9" style:family="text">
      <style:text-properties officeooo:rsid="001fe4dc"/>
    </style:style>
    <style:style style:name="T10" style:family="text">
      <style:text-properties fo:font-weight="bold" style:font-weight-asian="bold" style:font-weight-complex="bold"/>
    </style:style>
    <style:style style:name="T11" style:family="text">
      <style:text-properties fo:font-weight="bold" officeooo:rsid="001fe4dc" style:font-weight-asian="bold" style:font-weight-complex="bold"/>
    </style:style>
    <style:style style:name="T12" style:family="text">
      <style:text-properties fo:font-weight="bold" officeooo:rsid="0032437c" style:font-weight-asian="bold" style:font-weight-complex="bold"/>
    </style:style>
    <style:style style:name="T13" style:family="text">
      <style:text-properties fo:font-weight="bold" officeooo:rsid="00396dc1" style:font-weight-asian="bold" style:font-weight-complex="bold"/>
    </style:style>
    <style:style style:name="T14" style:family="text">
      <style:text-properties fo:font-weight="bold" officeooo:rsid="003d8325" style:font-weight-asian="bold" style:font-weight-complex="bold"/>
    </style:style>
    <style:style style:name="T15" style:family="text">
      <style:text-properties officeooo:rsid="0024c7b1"/>
    </style:style>
    <style:style style:name="T16" style:family="text">
      <style:text-properties officeooo:rsid="002810eb"/>
    </style:style>
    <style:style style:name="T17" style:family="text">
      <style:text-properties officeooo:rsid="002901ba"/>
    </style:style>
    <style:style style:name="T18" style:family="text">
      <style:text-properties officeooo:rsid="002ad41e"/>
    </style:style>
    <style:style style:name="T19" style:family="text">
      <style:text-properties officeooo:rsid="002b916c"/>
    </style:style>
    <style:style style:name="T20" style:family="text">
      <style:text-properties officeooo:rsid="002d61e9"/>
    </style:style>
    <style:style style:name="T21" style:family="text">
      <style:text-properties officeooo:rsid="003060b5"/>
    </style:style>
    <style:style style:name="T22" style:family="text">
      <style:text-properties officeooo:rsid="0032437c"/>
    </style:style>
    <style:style style:name="T23" style:family="text">
      <style:text-properties officeooo:rsid="0036eb83"/>
    </style:style>
    <style:style style:name="T24" style:family="text">
      <style:text-properties officeooo:rsid="00396dc1"/>
    </style:style>
    <style:style style:name="T25" style:family="text">
      <style:text-properties officeooo:rsid="003d83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al</text:p>
      <text:p text:style-name="Preformatted_20_Text"/>
      <text:p text:style-name="Preformatted_20_Text">PiraOS is a well-documented general-purpose exokernel.</text:p>
      <text:p text:style-name="Preformatted_20_Text"/>
      <text:p text:style-name="Preformatted_20_Text"/>
      <text:p text:style-name="P2">Infrastructure</text:p>
      <text:p text:style-name="Preformatted_20_Text"/>
      <text:p text:style-name="Preformatted_20_Text">* written in GNU99 C and AT&amp;T assembly language</text:p>
      <text:p text:style-name="Preformatted_20_Text">* uses GNU GCC for C compiler and GNU Assembler</text:p>
      <text:p text:style-name="Preformatted_20_Text">* targets x86-64</text:p>
      <text:p text:style-name="Preformatted_20_Text">* QEMU is the default VM</text:p>
      <text:p text:style-name="Preformatted_20_Text">* GNU GRUB2 is the default bootloader</text:p>
      <text:p text:style-name="Preformatted_20_Text">* git is the default CVS</text:p>
      <text:p text:style-name="Preformatted_20_Text">* indent is the default auto-styling tool</text:p>
      <text:p text:style-name="Preformatted_20_Text">* [copies licensed both under GPLv3 and MIT license – <text:span text:style-name="T1">really not a worry now</text:span>]</text:p>
      <text:p text:style-name="Preformatted_20_Text"/>
      <text:p text:style-name="Preformatted_20_Text"/>
      <text:p text:style-name="P2">Design</text:p>
      <text:p text:style-name="Preformatted_20_Text"/>
      <text:p text:style-name="Preformatted_20_Text">* exokernel design, exposes hardware details and kernel internals to processes</text:p>
      <text:p text:style-name="Preformatted_20_Text">[* internal kernel functions refer to the same structures exposed to processes – <text:span text:style-name="T1">seems OK if it’s not hard to implement</text:span>]</text:p>
      <text:p text:style-name="Preformatted_20_Text">* pushing monolithic/microkernel debate into libOSes, only basic (necessarily) monolithic core is designed</text:p>
      <text:p text:style-name="Preformatted_20_Text">* document-everything-first approach</text:p>
      <text:p text:style-name="Preformatted_20_Text">* seeks to support modern hardware</text:p>
      <text:p text:style-name="Preformatted_20_Text"/>
      <text:p text:style-name="Preformatted_20_Text"/>
      <text:p text:style-name="P3">Building</text:p>
      <text:p text:style-name="Preformatted_20_Text"/>
      <text:p text:style-name="P8">A building script is provided at ./build.bash. It uses the build/ directory to output intermediary files and ends up generating an ISO file with the grub-mkrescue command. It should be located at build/os.iso.</text:p>
      <text:p text:style-name="P9"/>
      <text:p text:style-name="P10">A script for building the toolchain is also shipped. It’s located at <text:span text:style-name="T3">tools/build.bash. It calls other scripts used to build other software needed to build the gcc compiler. It will test for the existence of each software’s tar file, and if doesn’t exist, it will download it.</text:span></text:p>
      <text:p text:style-name="P10"/>
      <text:p text:style-name="P11">The script for building the toolchain must be run before the main building script at least once, otherwise the tools needed won’t be available and building will fail.</text:p>
      <text:p text:style-name="Preformatted_20_Text"/>
      <text:p text:style-name="Preformatted_20_Text"/>
      <text:p text:style-name="P3">Code Styling</text:p>
      <text:p text:style-name="Preformatted_20_Text"/>
      <text:p text:style-name="P7">Here are defined <text:span text:style-name="T5">the</text:span> directives for code stylin<text:span text:style-name="T4">g</text:span>.</text:p>
      <text:p text:style-name="P6"/>
      <text:p text:style-name="P6">Indent is used for <text:span text:style-name="T7">the</text:span> auto-styling tool. All code must pass through indent <text:span text:style-name="T6">before being committed</text:span>.</text:p>
      <text:p text:style-name="P6"/>
      <text:p text:style-name="P13">Integer types naming is simplified. Full extentent declarations like “unsigned long int” are to be avoided. Also, the default “uint64_t” kind of naming is to be avoided. Instead, the developer must use the “ui64”-like declarations.</text:p>
      <text:p text:style-name="P6"/>
      <text:p text:style-name="P6">Naming of “private” variables and constants, that is, internals for the desired functionality that aren’t to be used by other parts of the system, must start with underline _.</text:p>
      <text:p text:style-name="Preformatted_20_Text"/>
      <text:p text:style-name="Preformatted_20_Text"/>
      <text:p text:style-name="P2">Requirements</text:p>
      <text:p text:style-name="Preformatted_20_Text"/>
      <text:p text:style-name="Preformatted_20_Text">* generals</text:p>
      <text:p text:style-name="Preformatted_20_Text"><text:s text:c="2"/>- one-command build script - support for last Debian distro</text:p>
      <text:p text:style-name="Preformatted_20_Text"><text:soft-page-break/><text:s text:c="2"/>- <text:span text:style-name="T17">one-command script to generate a bootable ISO</text:span></text:p>
      <text:p text:style-name="Preformatted_20_Text"><text:s text:c="2"/>- one-command toolchain build script - support for last Debian distro</text:p>
      <text:p text:style-name="Preformatted_20_Text"><text:s text:c="2"/>- void hang() function - prints an optional message and CPU status and hangs in a loop </text:p>
      <text:p text:style-name="Preformatted_20_Text"><text:s text:c="2"/>- void print_cpu() function - prints CPU status </text:p>
      <text:p text:style-name="Preformatted_20_Text"><text:s text:c="2"/>- void nop() function - easy breakpoint for debugging </text:p>
      <text:p text:style-name="Preformatted_20_Text"/>
      <text:p text:style-name="Preformatted_20_Text">* boot</text:p>
      <text:p text:style-name="Preformatted_20_Text"><text:s text:c="2"/>- land from GRUB2</text:p>
      <text:p text:style-name="Preformatted_20_Text"><text:s text:c="2"/>- preserve Multiboot2 info tags and pass them to the kernel</text:p>
      <text:p text:style-name="Preformatted_20_Text"><text:s text:c="2"/>- enable long mode</text:p>
      <text:p text:style-name="Preformatted_20_Text"><text:s text:c="2"/>- setup higher half kernel addressing</text:p>
      <text:p text:style-name="Preformatted_20_Text"><text:s text:c="2"/>- setup GDT, IDT</text:p>
      <text:p text:style-name="Preformatted_20_Text"/>
      <text:p text:style-name="Preformatted_20_Text"><text:s text:c="2"/>- setup memory manager</text:p>
      <text:p text:style-name="Preformatted_20_Text"><text:s text:c="2"/>- setup scheduler</text:p>
      <text:p text:style-name="Preformatted_20_Text"/>
      <text:p text:style-name="Preformatted_20_Text">* output</text:p>
      <text:p text:style-name="Preformatted_20_Text"><text:s text:c="2"/>- CGA</text:p>
      <text:p text:style-name="Preformatted_20_Text"><text:s text:c="4"/>- void cga_putc(uchar char_, uchar color_, ui32 pos) function - prints char_ in the pos position in screen, with color_ color</text:p>
      <text:p text:style-name="Preformatted_20_Text"/>
      <text:p text:style-name="Preformatted_20_Text"><text:s text:c="2"/>- virtual terminal (vt)</text:p>
      <text:p text:style-name="Preformatted_20_Text"><text:s text:c="4"/>- void cls() function - cleans screen with default background color</text:p>
      <text:p text:style-name="Preformatted_20_Text"><text:s text:c="4"/>- void print(char * str) function - prints a formatted array of chars using default colors at cursor point</text:p>
      <text:p text:style-name="Preformatted_20_Text"><text:s text:c="6"/>- double buffering</text:p>
      <text:p text:style-name="Preformatted_20_Text"><text:s text:c="6"/>- scroll text up when screen is full</text:p>
      <text:p text:style-name="Preformatted_20_Text"><text:s text:c="6"/>- optional color argument</text:p>
      <text:p text:style-name="Preformatted_20_Text"><text:s text:c="4"/>- void set_cursor(ui32 pos, uchar color) function - sets the cursor position</text:p>
      <text:p text:style-name="Preformatted_20_Text"><text:s text:c="4"/>- void scroll_up(ui8 ln) function - scrolls up ln lines </text:p>
      <text:p text:style-name="Preformatted_20_Text"/>
      <text:p text:style-name="Preformatted_20_Text">* memory management</text:p>
      <text:p text:style-name="Preformatted_20_Text"><text:s text:c="2"/>- multiboot2 mmap tags/entries handling</text:p>
      <text:p text:style-name="Preformatted_20_Text"><text:s text:c="2"/>- idiomatic buddy manager </text:p>
      <text:p text:style-name="Preformatted_20_Text"><text:s text:c="2"/>- virtual memory utilities [which ones?]</text:p>
      <text:p text:style-name="Preformatted_20_Text"/>
      <text:p text:style-name="Preformatted_20_Text">* interrupts</text:p>
      <text:p text:style-name="Preformatted_20_Text"><text:s text:c="2"/>- working IDT and ISRs</text:p>
      <text:p text:style-name="Preformatted_20_Text"><text:s text:c="2"/>- exceptions mapped to isrs 0x00 - 0x1f - exceptions ISRs hang() when fired</text:p>
      <text:p text:style-name="Preformatted_20_Text"><text:s text:c="2"/>- PIC is disabled, interrupts masked, <text:span text:style-name="T1">only PIT is temporarily used to setup LAPIC timer</text:span></text:p>
      <text:p text:style-name="Preformatted_20_Text"><text:s text:c="2"/>- setup LAPIC, LAPIC timer</text:p>
      <text:p text:style-name="Preformatted_20_Text"><text:s text:c="2"/>- setup IO APIC</text:p>
      <text:p text:style-name="Preformatted_20_Text"/>
      <text:p text:style-name="Preformatted_20_Text">* ACPI</text:p>
      <text:p text:style-name="Preformatted_20_Text"><text:s text:c="2"/>- parsing of ACPI tables needed to setup IO APIC</text:p>
      <text:p text:style-name="Preformatted_20_Text"><text:s text:c="2"/>- [AML parser is needed?]</text:p>
      <text:p text:style-name="Preformatted_20_Text"/>
      <text:p text:style-name="Preformatted_20_Text">* time</text:p>
      <text:p text:style-name="Preformatted_20_Text"><text:s text:c="2"/>- LAPIC timer is supported and used to generate interrupts for the scheduler</text:p>
      <text:p text:style-name="Preformatted_20_Text"/>
      <text:p text:style-name="Preformatted_20_Text">* input</text:p>
      <text:p text:style-name="Preformatted_20_Text"><text:s text:c="2"/>- PS/2 keyboard support</text:p>
      <text:p text:style-name="Preformatted_20_Text"><text:s text:c="4"/>- setup IO APIC PS/2 interrupts</text:p>
      <text:p text:style-name="Preformatted_20_Text"><text:s text:c="4"/>- key maps</text:p>
      <text:p text:style-name="Preformatted_20_Text"/>
      <text:p text:style-name="Preformatted_20_Text">* scheduling</text:p>
      <text:p text:style-name="Preformatted_20_Text"><text:s text:c="2"/>- FIFO queue scheduler</text:p>
      <text:p text:style-name="Preformatted_20_Text"><text:s text:c="2"/>- tickless</text:p>
      <text:p text:style-name="Preformatted_20_Text"><text:s text:c="2"/>- struct Process Process_create(void * func)</text:p>
      <text:p text:style-name="Preformatted_20_Text"><text:s text:c="2"/>- void Process_kill(ui32 pid)</text:p>
      <text:p text:style-name="Preformatted_20_Text"/>
      <text:p text:style-name="Preformatted_20_Text"/>
      <text:p text:style-name="P2"><text:soft-page-break/>Interface</text:p>
      <text:p text:style-name="Preformatted_20_Text"/>
      <text:p text:style-name="Preformatted_20_Text"/>
      <text:p text:style-name="Preformatted_20_Text">src/arch/intr.c</text:p>
      <text:p text:style-name="Preformatted_20_Text">void idt_intr_set(ui8 intr, void * isr);</text:p>
      <text:p text:style-name="Preformatted_20_Text"/>
      <text:p text:style-name="Preformatted_20_Text"/>
      <text:p text:style-name="Preformatted_20_Text">src/arch/intr.asm</text:p>
      <text:p text:style-name="Preformatted_20_Text">void cli();</text:p>
      <text:p text:style-name="Preformatted_20_Text">void sti();</text:p>
      <text:p text:style-name="Preformatted_20_Text"/>
      <text:p text:style-name="Preformatted_20_Text"/>
      <text:p text:style-name="Preformatted_20_Text">src/boot/</text:p>
      <text:p text:style-name="Preformatted_20_Text">struct boot_<text:span text:style-name="T19">data</text:span> {</text:p>
      <text:p text:style-name="Preformatted_20_Text"><text:s text:c="2"/>ui64 * multiboot2_info;</text:p>
      <text:p text:style-name="Preformatted_20_Text">};</text:p>
      <text:p text:style-name="Preformatted_20_Text"/>
      <text:p text:style-name="Preformatted_20_Text">src/arch/isr.asm</text:p>
      <text:p text:style-name="Preformatted_20_Text">...</text:p>
      <text:p text:style-name="Preformatted_20_Text"/>
      <text:p text:style-name="Preformatted_20_Text">src/arch/isr.c</text:p>
      <text:p text:style-name="Preformatted_20_Text">...</text:p>
      <text:p text:style-name="Preformatted_20_Text">Exceptions and dummy ISR hangs</text:p>
      <text:p text:style-name="Preformatted_20_Text"/>
      <text:p text:style-name="Preformatted_20_Text"/>
      <text:p text:style-name="Preformatted_20_Text">src/boot/multiboot2.h</text:p>
      <text:p text:style-name="Preformatted_20_Text">...</text:p>
      <text:p text:style-name="Preformatted_20_Text">void multiboot2_get_tags(<text:span text:style-name="T20">struct boot_data</text:span> boot, <text:span text:style-name="T20">void * tags []</text:span>);</text:p>
      <text:p text:style-name="Preformatted_20_Text"/>
      <text:p text:style-name="Preformatted_20_Text"/>
      <text:p text:style-name="Preformatted_20_Text">src/include/debug.h</text:p>
      <text:p text:style-name="Preformatted_20_Text"/>
      <text:p text:style-name="Preformatted_20_Text">#typedef status i8</text:p>
      <text:p text:style-name="Preformatted_20_Text">#define OK 0</text:p>
      <text:p text:style-name="Preformatted_20_Text">#define ERR -1</text:p>
      <text:p text:style-name="Preformatted_20_Text"/>
      <text:p text:style-name="Preformatted_20_Text">void nop();</text:p>
      <text:p text:style-name="Preformatted_20_Text">Function to be used as breakpoint in debugging.</text:p>
      <text:p text:style-name="Preformatted_20_Text"/>
      <text:p text:style-name="Preformatted_20_Text">void print_cpu();</text:p>
      <text:p text:style-name="Preformatted_20_Text">Dump CPU registers state in the screen.</text:p>
      <text:p text:style-name="Preformatted_20_Text">Uses print() function.</text:p>
      <text:p text:style-name="Preformatted_20_Text"/>
      <text:p text:style-name="Preformatted_20_Text">void hang(char msg[]);</text:p>
      <text:p text:style-name="Preformatted_20_Text">Hang execution in a while(true){} loop.</text:p>
      <text:p text:style-name="Preformatted_20_Text">Before this, prints msg if there's any and calls print_cpu_status.</text:p>
      <text:p text:style-name="Preformatted_20_Text"/>
      <text:p text:style-name="Preformatted_20_Text"/>
      <text:p text:style-name="Preformatted_20_Text">src/include/vt.h</text:p>
      <text:p text:style-name="Preformatted_20_Text">Operations that prints characters in the screen are stored in a buffer before <text:span text:style-name="T2">by the CGA driver</text:span>. This allows the scroll_up and scroll_down functions to work without reading from the memory-mapped video memory.</text:p>
      <text:p text:style-name="Preformatted_20_Text"/>
      <text:p text:style-name="Preformatted_20_Text">void vt_init();</text:p>
      <text:p text:style-name="Preformatted_20_Text">Setup virtual terminals.</text:p>
      <text:p text:style-name="Preformatted_20_Text"/>
      <text:p text:style-name="Preformatted_20_Text">void <text:span text:style-name="T21">vt_</text:span>cls();</text:p>
      <text:p text:style-name="Preformatted_20_Text">Clear virtual terminal screen.</text:p>
      <text:p text:style-name="Preformatted_20_Text"/>
      <text:p text:style-name="Preformatted_20_Text">void print(char * str);</text:p>
      <text:p text:style-name="Preformatted_20_Text">Print an array of chars in the vt screen.</text:p>
      <text:p text:style-name="Preformatted_20_Text">When printing, information about the cursor, it's line and it's position in line is kept.</text:p>
      <text:p text:style-name="Preformatted_20_Text">When it prints a character that exceeds 80 columns, the line counter is <text:soft-page-break/>increased.</text:p>
      <text:p text:style-name="Preformatted_20_Text">When it prints a character that would break a line below the shown 25 lines, it calls the scroll_up function to scroll up one line.</text:p>
      <text:p text:style-name="Preformatted_20_Text">It goes to the start of the next line on printing the "\n" character.</text:p>
      <text:p text:style-name="Preformatted_20_Text"/>
      <text:p text:style-name="Preformatted_20_Text">void print_i64(i64 i, ui8 base);</text:p>
      <text:p text:style-name="Preformatted_20_Text">Print an i64 in screen, represented in base counting.</text:p>
      <text:p text:style-name="Preformatted_20_Text"/>
      <text:p text:style-name="Preformatted_20_Text">void print_ui64(ui64 ui, ui8 base);</text:p>
      <text:p text:style-name="Preformatted_20_Text">Print an ui64 in screen, represented in base conuting. </text:p>
      <text:p text:style-name="Preformatted_20_Text"/>
      <text:p text:style-name="Preformatted_20_Text">void scroll_up(uint8 ln);</text:p>
      <text:p text:style-name="Preformatted_20_Text">Scroll up ln lines.</text:p>
      <text:p text:style-name="Preformatted_20_Text"/>
      <text:p text:style-name="Preformatted_20_Text">void scroll_down(uint8 ln);</text:p>
      <text:p text:style-name="Preformatted_20_Text">Scroll down ln lines.</text:p>
      <text:p text:style-name="Preformatted_20_Text">If there are no more chars at the beggining of the buffer, stop scrolling.</text:p>
      <text:p text:style-name="Preformatted_20_Text"/>
      <text:p text:style-name="Preformatted_20_Text"/>
      <text:p text:style-name="Preformatted_20_Text">src/include/kernel.h</text:p>
      <text:p text:style-name="Preformatted_20_Text">void kmain(boot_t boot);</text:p>
      <text:p text:style-name="Preformatted_20_Text">Kernel landing function after boot.</text:p>
      <text:p text:style-name="Preformatted_20_Text"/>
      <text:p text:style-name="Preformatted_20_Text"/>
      <text:p text:style-name="Preformatted_20_Text">src/include/mm.h</text:p>
      <text:p text:style-name="Preformatted_20_Text">struct Blob_st {</text:p>
      <text:p text:style-name="Preformatted_20_Text"><text:s text:c="2"/>void * ptr;</text:p>
      <text:p text:style-name="Preformatted_20_Text"><text:s text:c="2"/>ui64 len;</text:p>
      <text:p text:style-name="Preformatted_20_Text">};</text:p>
      <text:p text:style-name="Preformatted_20_Text">typedef Blob_st<text:tab/>Blob;</text:p>
      <text:p text:style-name="Preformatted_20_Text">Blob_copy(Blob * src, Blob * dest);</text:p>
      <text:p text:style-name="Preformatted_20_Text">Blob_fill(Blob * blob, ui8 value);</text:p>
      <text:p text:style-name="Preformatted_20_Text"/>
      <text:p text:style-name="Preformatted_20_Text"/>
      <text:p text:style-name="Preformatted_20_Text">void mm_init(boot_t boot);</text:p>
      <text:p text:style-name="Preformatted_20_Text"/>
      <text:p text:style-name="Preformatted_20_Text">/* Since it's going to be the only memory manager, for simplicity it's not named after buddy */</text:p>
      <text:p text:style-name="Preformatted_20_Text">ui64 * malloc(ui64 len);</text:p>
      <text:p text:style-name="Preformatted_20_Text">void free(ui64 * ptr);</text:p>
      <text:p text:style-name="Preformatted_20_Text"/>
      <text:p text:style-name="Preformatted_20_Text">typedef ui64 PML1_Entry;</text:p>
      <text:p text:style-name="Preformatted_20_Text">struct PML1 {</text:p>
      <text:p text:style-name="Preformatted_20_Text"><text:tab/>PML1_Entry entries[512];</text:p>
      <text:p text:style-name="Preformatted_20_Text">};</text:p>
      <text:p text:style-name="Preformatted_20_Text"/>
      <text:p text:style-name="Preformatted_20_Text">typedef ui64 PML2_Entry;</text:p>
      <text:p text:style-name="Preformatted_20_Text">struct PML2 {</text:p>
      <text:p text:style-name="Preformatted_20_Text"><text:tab/>PML2_Entry entries[512];</text:p>
      <text:p text:style-name="Preformatted_20_Text">};</text:p>
      <text:p text:style-name="Preformatted_20_Text"/>
      <text:p text:style-name="Preformatted_20_Text">typedef ui64 PML3_Entry;</text:p>
      <text:p text:style-name="Preformatted_20_Text">struct PML3 {</text:p>
      <text:p text:style-name="Preformatted_20_Text"><text:tab/>PML3_Entry entries[512];</text:p>
      <text:p text:style-name="Preformatted_20_Text">};</text:p>
      <text:p text:style-name="Preformatted_20_Text"/>
      <text:p text:style-name="Preformatted_20_Text">typedef ui64 PML4_Entry;</text:p>
      <text:p text:style-name="Preformatted_20_Text">struct PML4 {</text:p>
      <text:p text:style-name="Preformatted_20_Text"><text:tab/>PML4_Entry entries[512];</text:p>
      <text:p text:style-name="Preformatted_20_Text">};</text:p>
      <text:p text:style-name="Preformatted_20_Text"/>
      <text:p text:style-name="Preformatted_20_Text"/>
      <text:p text:style-name="Preformatted_20_Text"/>
      <text:p text:style-name="Preformatted_20_Text">src/include/sched.h []</text:p>
      <text:p text:style-name="Preformatted_20_Text"><text:soft-page-break/></text:p>
      <text:p text:style-name="Preformatted_20_Text">#typedef pid_t ui64</text:p>
      <text:p text:style-name="Preformatted_20_Text"/>
      <text:p text:style-name="Preformatted_20_Text">// next PID counter</text:p>
      <text:p text:style-name="Preformatted_20_Text">ui64 _PID_CT;</text:p>
      <text:p text:style-name="Preformatted_20_Text"/>
      <text:p text:style-name="Preformatted_20_Text">size _QUEUE_SZ;</text:p>
      <text:p text:style-name="Preformatted_20_Text">const size _QUEUE_MAXSZ;</text:p>
      <text:p text:style-name="Preformatted_20_Text">Process * _QUEUE_PROCS[_QUEUE_MAXSZ]; // array of Process pointers</text:p>
      <text:p text:style-name="Preformatted_20_Text"/>
      <text:p text:style-name="Preformatted_20_Text">ui64 _SLICE;</text:p>
      <text:p text:style-name="Preformatted_20_Text"/>
      <text:p text:style-name="Preformatted_20_Text">#define _PROC_READY 0</text:p>
      <text:p text:style-name="Preformatted_20_Text">#define _PROC_RUNNING 1</text:p>
      <text:p text:style-name="Preformatted_20_Text">#define _PROC_BLOCKED 2</text:p>
      <text:p text:style-name="Preformatted_20_Text"><text:s/></text:p>
      <text:p text:style-name="Preformatted_20_Text">struct _Process_st {</text:p>
      <text:p text:style-name="Preformatted_20_Text"><text:s text:c="2"/>pid_t pid;</text:p>
      <text:p text:style-name="Preformatted_20_Text"><text:s text:c="2"/>void * fn;</text:p>
      <text:p text:style-name="Preformatted_20_Text"><text:s text:c="2"/>ui8 state;</text:p>
      <text:p text:style-name="Preformatted_20_Text">};</text:p>
      <text:p text:style-name="Preformatted_20_Text">typedef struct _Process_st Process</text:p>
      <text:p text:style-name="Preformatted_20_Text"/>
      <text:p text:style-name="Preformatted_20_Text">void sched_init();</text:p>
      <text:p text:style-name="Preformatted_20_Text">Does basic scheduler setup.</text:p>
      <text:p text:style-name="Preformatted_20_Text">Setups timer interrupt to stop running process and awake next in queue. </text:p>
      <text:p text:style-name="Preformatted_20_Text"/>
      <text:p text:style-name="Preformatted_20_Text">void sched_loop();</text:p>
      <text:p text:style-name="Preformatted_20_Text">Iter over queue running processes.</text:p>
      <text:p text:style-name="Preformatted_20_Text"/>
      <text:p text:style-name="Preformatted_20_Text">Process * Process_create(void * fn, ui8 state);</text:p>
      <text:p text:style-name="Preformatted_20_Text">void Process_kill(Process * ptr);</text:p>
      <text:p text:style-name="Preformatted_20_Text">void Process_kill_pid(pid_t pid);</text:p>
      <text:p text:style-name="Preformatted_20_Text">void _Process_push(Process * ptr);</text:p>
      <text:p text:style-name="Preformatted_20_Text"/>
      <text:p text:style-name="Preformatted_20_Text"/>
      <text:p text:style-name="P5">src/arch/sched.asm</text:p>
      <text:p text:style-name="P5"/>
      <text:p text:style-name="P5">- context switch in asm</text:p>
      <text:p text:style-name="Preformatted_20_Text"/>
      <text:p text:style-name="Preformatted_20_Text"/>
      <text:p text:style-name="Preformatted_20_Text">src/include/sync.h</text:p>
      <text:p text:style-name="Preformatted_20_Text">struct Semaphore_st {</text:p>
      <text:p text:style-name="Preformatted_20_Text"><text:s text:c="2"/>ui64 value;</text:p>
      <text:p text:style-name="Preformatted_20_Text">};</text:p>
      <text:p text:style-name="Preformatted_20_Text">typedef Semaphore_st Semaphore;</text:p>
      <text:p text:style-name="Preformatted_20_Text">Semaphore_up();</text:p>
      <text:p text:style-name="Preformatted_20_Text">Semaphore_down();</text:p>
      <text:p text:style-name="Preformatted_20_Text"/>
      <text:p text:style-name="Preformatted_20_Text"/>
      <text:p text:style-name="Preformatted_20_Text">src/include/math.h</text:p>
      <text:p text:style-name="Preformatted_20_Text">ui64 pow(ui64 base, ui64 exp);</text:p>
      <text:p text:style-name="Preformatted_20_Text"/>
      <text:p text:style-name="Preformatted_20_Text"/>
      <text:p text:style-name="Preformatted_20_Text">src/include/stdint.h</text:p>
      <text:p text:style-name="Preformatted_20_Text">#typedef bool unsigned char</text:p>
      <text:p text:style-name="Preformatted_20_Text">#define false 0</text:p>
      <text:p text:style-name="Preformatted_20_Text">#define true 1</text:p>
      <text:p text:style-name="Preformatted_20_Text"/>
      <text:p text:style-name="Preformatted_20_Text">#typedef uchar unsigned char</text:p>
      <text:p text:style-name="Preformatted_20_Text"/>
      <text:p text:style-name="Preformatted_20_Text">typedef i8 char</text:p>
      <text:p text:style-name="Preformatted_20_Text">typedef ui8 unsigned char</text:p>
      <text:p text:style-name="Preformatted_20_Text">typedef i16 short int</text:p>
      <text:p text:style-name="Preformatted_20_Text"><text:soft-page-break/>typedef ui16 unsigned short int</text:p>
      <text:p text:style-name="Preformatted_20_Text">typedef i32 int</text:p>
      <text:p text:style-name="Preformatted_20_Text">typedef ui32 unsigned int</text:p>
      <text:p text:style-name="Preformatted_20_Text">typedef i64 long int</text:p>
      <text:p text:style-name="Preformatted_20_Text">typedef ui64 unsigned long int</text:p>
      <text:p text:style-name="Preformatted_20_Text"/>
      <text:p text:style-name="Preformatted_20_Text">typedef size ui64</text:p>
      <text:p text:style-name="Preformatted_20_Text"/>
      <text:p text:style-name="Preformatted_20_Text"/>
      <text:p text:style-name="Preformatted_20_Text">src/include/stdlib.h</text:p>
      <text:p text:style-name="Preformatted_20_Text">void itoa(ui64 i, ui64 * dest, ui8 base);</text:p>
      <text:p text:style-name="Preformatted_20_Text"/>
      <text:p text:style-name="Preformatted_20_Text"/>
      <text:p text:style-name="Preformatted_20_Text">src/include/time.h []</text:p>
      <text:p text:style-name="Preformatted_20_Text">void usleep(ui64 ns);</text:p>
      <text:p text:style-name="Preformatted_20_Text"/>
      <text:p text:style-name="Preformatted_20_Text"/>
      <text:p text:style-name="Preformatted_20_Text">src/drivers/acpi.h []</text:p>
      <text:p text:style-name="Preformatted_20_Text"/>
      <text:p text:style-name="Preformatted_20_Text">struct rsdp {</text:p>
      <text:p text:style-name="Preformatted_20_Text"><text:tab/>ui64 signature;</text:p>
      <text:p text:style-name="Preformatted_20_Text"><text:tab/>ui8 checksum;</text:p>
      <text:p text:style-name="Preformatted_20_Text"><text:tab/>ui8 oem_id[6];</text:p>
      <text:p text:style-name="Preformatted_20_Text"><text:tab/>ui8 revision;</text:p>
      <text:p text:style-name="Preformatted_20_Text"><text:tab/>ui32 rsdt_addr;</text:p>
      <text:p text:style-name="Preformatted_20_Text">};</text:p>
      <text:p text:style-name="Preformatted_20_Text"/>
      <text:p text:style-name="Preformatted_20_Text">struct rsdp2 {</text:p>
      <text:p text:style-name="Preformatted_20_Text"><text:tab/>struct rsdp rsdp_;</text:p>
      <text:p text:style-name="Preformatted_20_Text"/>
      <text:p text:style-name="Preformatted_20_Text"><text:tab/>ui32 length;</text:p>
      <text:p text:style-name="Preformatted_20_Text"><text:tab/>ui64 xsdt_addr;</text:p>
      <text:p text:style-name="Preformatted_20_Text"><text:tab/>ui8 extended_checksum;</text:p>
      <text:p text:style-name="Preformatted_20_Text"><text:tab/>ui8 reserved[3];</text:p>
      <text:p text:style-name="Preformatted_20_Text">};</text:p>
      <text:p text:style-name="Preformatted_20_Text"/>
      <text:p text:style-name="Preformatted_20_Text"/>
      <text:p text:style-name="Preformatted_20_Text">struct sdt {</text:p>
      <text:p text:style-name="Preformatted_20_Text"><text:tab/>ui32 signature;</text:p>
      <text:p text:style-name="Preformatted_20_Text"><text:tab/>ui32 length;</text:p>
      <text:p text:style-name="Preformatted_20_Text"><text:tab/>ui8 revision;</text:p>
      <text:p text:style-name="Preformatted_20_Text"><text:tab/>ui8 checksum;</text:p>
      <text:p text:style-name="Preformatted_20_Text"><text:tab/>ui8 oem_id[6];</text:p>
      <text:p text:style-name="Preformatted_20_Text"><text:tab/>ui8 oem_table_id[8];</text:p>
      <text:p text:style-name="Preformatted_20_Text"><text:tab/>ui32 oem_revision;</text:p>
      <text:p text:style-name="Preformatted_20_Text"><text:tab/>ui32 creator_id;</text:p>
      <text:p text:style-name="Preformatted_20_Text"><text:tab/>ui32 creator_revision;</text:p>
      <text:p text:style-name="Preformatted_20_Text">};</text:p>
      <text:p text:style-name="Preformatted_20_Text"/>
      <text:p text:style-name="Preformatted_20_Text">struct rsdt {</text:p>
      <text:p text:style-name="Preformatted_20_Text"><text:tab/>struct sdt header;</text:p>
      <text:p text:style-name="Preformatted_20_Text"><text:tab/>ui32 * xsdt_ptr[ (header.length-sizeof(header)) / 4 ]; // []</text:p>
      <text:p text:style-name="Preformatted_20_Text">};</text:p>
      <text:p text:style-name="Preformatted_20_Text"/>
      <text:p text:style-name="Preformatted_20_Text">struct xsdt {</text:p>
      <text:p text:style-name="Preformatted_20_Text"><text:tab/>struct sdt header;</text:p>
      <text:p text:style-name="Preformatted_20_Text"><text:tab/>ui64 * rsdt_ptr[ (header.length-sizeof(header)) / 8 ]; // []</text:p>
      <text:p text:style-name="Preformatted_20_Text">};</text:p>
      <text:p text:style-name="Preformatted_20_Text"/>
      <text:p text:style-name="Preformatted_20_Text"/>
      <text:p text:style-name="Preformatted_20_Text">struct dsdt {</text:p>
      <text:p text:style-name="Preformatted_20_Text">};</text:p>
      <text:p text:style-name="Preformatted_20_Text"/>
      <text:p text:style-name="Preformatted_20_Text">struct ssdt {</text:p>
      <text:p text:style-name="Preformatted_20_Text"><text:soft-page-break/>};</text:p>
      <text:p text:style-name="Preformatted_20_Text"/>
      <text:p text:style-name="Preformatted_20_Text"/>
      <text:p text:style-name="Preformatted_20_Text">/* MADT entry types */</text:p>
      <text:p text:style-name="Preformatted_20_Text">#define _MADT_LAPIC 0</text:p>
      <text:p text:style-name="Preformatted_20_Text">#define _MADT_IOAPIC 1</text:p>
      <text:p text:style-name="Preformatted_20_Text">#define _MADT_ISO 2</text:p>
      <text:p text:style-name="Preformatted_20_Text">#define _MADT_LAPIC_ADDR_OVERRIDE 5</text:p>
      <text:p text:style-name="Preformatted_20_Text"/>
      <text:p text:style-name="Preformatted_20_Text">struct madt_entry {</text:p>
      <text:p text:style-name="Preformatted_20_Text"><text:tab/>ui8 type;</text:p>
      <text:p text:style-name="Preformatted_20_Text"><text:tab/>ui8 length;</text:p>
      <text:p text:style-name="Preformatted_20_Text">};</text:p>
      <text:p text:style-name="Preformatted_20_Text"/>
      <text:p text:style-name="Preformatted_20_Text">struct madt_lapic {</text:p>
      <text:p text:style-name="Preformatted_20_Text"><text:tab/>struct madt_entry header;</text:p>
      <text:p text:style-name="Preformatted_20_Text"/>
      <text:p text:style-name="Preformatted_20_Text"><text:tab/>ui8 acpi_proc_id; []</text:p>
      <text:p text:style-name="Preformatted_20_Text"><text:tab/>ui8 lapic_id;</text:p>
      <text:p text:style-name="Preformatted_20_Text"><text:tab/>ui32 flags;</text:p>
      <text:p text:style-name="Preformatted_20_Text">}</text:p>
      <text:p text:style-name="Preformatted_20_Text"/>
      <text:p text:style-name="Preformatted_20_Text">struct madt_ioapic {</text:p>
      <text:p text:style-name="Preformatted_20_Text"><text:tab/>struct madt_entry header;</text:p>
      <text:p text:style-name="Preformatted_20_Text"/>
      <text:p text:style-name="Preformatted_20_Text"><text:tab/>ui8 ioapic_id;</text:p>
      <text:p text:style-name="Preformatted_20_Text"><text:tab/>ui8 reserved;</text:p>
      <text:p text:style-name="Preformatted_20_Text"><text:tab/>ui32 ioapic_addr;</text:p>
      <text:p text:style-name="Preformatted_20_Text"><text:tab/>ui32 gsi_base;</text:p>
      <text:p text:style-name="Preformatted_20_Text">};</text:p>
      <text:p text:style-name="Preformatted_20_Text"/>
      <text:p text:style-name="Preformatted_20_Text">struct madt_iso {</text:p>
      <text:p text:style-name="Preformatted_20_Text"><text:tab/>struct madt_entry header;</text:p>
      <text:p text:style-name="Preformatted_20_Text"/>
      <text:p text:style-name="Preformatted_20_Text"><text:tab/>ui8 bus_src;</text:p>
      <text:p text:style-name="Preformatted_20_Text"><text:tab/>ui8 irq_src;</text:p>
      <text:p text:style-name="Preformatted_20_Text"><text:tab/>ui32 gsi;</text:p>
      <text:p text:style-name="Preformatted_20_Text"><text:tab/>ui8 flags[2];</text:p>
      <text:p text:style-name="Preformatted_20_Text">}</text:p>
      <text:p text:style-name="Preformatted_20_Text"/>
      <text:p text:style-name="Preformatted_20_Text">struct madt_lapic_addr_override<text:tab/>{</text:p>
      <text:p text:style-name="Preformatted_20_Text"><text:tab/>struct madt_entry header;</text:p>
      <text:p text:style-name="Preformatted_20_Text"/>
      <text:p text:style-name="Preformatted_20_Text"><text:tab/>ui8 reserved[2];</text:p>
      <text:p text:style-name="Preformatted_20_Text"><text:tab/>ui64 addr;</text:p>
      <text:p text:style-name="Preformatted_20_Text">}</text:p>
      <text:p text:style-name="Preformatted_20_Text"/>
      <text:p text:style-name="Preformatted_20_Text">struct madt {</text:p>
      <text:p text:style-name="Preformatted_20_Text"><text:tab/>ui32 signature;</text:p>
      <text:p text:style-name="Preformatted_20_Text"><text:tab/>ui32 length;</text:p>
      <text:p text:style-name="Preformatted_20_Text"><text:tab/>ui8 revision;</text:p>
      <text:p text:style-name="Preformatted_20_Text"><text:tab/>ui8 checksum;</text:p>
      <text:p text:style-name="Preformatted_20_Text"><text:tab/>ui8 oem_id[6];</text:p>
      <text:p text:style-name="Preformatted_20_Text"><text:tab/>ui64 oem_table_id;</text:p>
      <text:p text:style-name="Preformatted_20_Text"><text:tab/>ui32 oem_revision;</text:p>
      <text:p text:style-name="Preformatted_20_Text"><text:tab/>ui32 creator_id;</text:p>
      <text:p text:style-name="Preformatted_20_Text"><text:tab/>ui32 creator_revision; </text:p>
      <text:p text:style-name="Preformatted_20_Text"/>
      <text:p text:style-name="Preformatted_20_Text"><text:tab/>ui32 lapic_addr;</text:p>
      <text:p text:style-name="Preformatted_20_Text"><text:tab/>ui32 lapic_flags;</text:p>
      <text:p text:style-name="Preformatted_20_Text"/>
      <text:p text:style-name="Preformatted_20_Text"><text:tab/>struct madt_entry entries[];</text:p>
      <text:p text:style-name="Preformatted_20_Text">};</text:p>
      <text:p text:style-name="Preformatted_20_Text"/>
      <text:p text:style-name="Preformatted_20_Text"><text:soft-page-break/>void get_rsdp(boot_t boot);</text:p>
      <text:p text:style-name="Preformatted_20_Text">void get_madt();</text:p>
      <text:p text:style-name="Preformatted_20_Text"/>
      <text:p text:style-name="Preformatted_20_Text"/>
      <text:p text:style-name="Preformatted_20_Text">src/drivers/io.h</text:p>
      <text:p text:style-name="Preformatted_20_Text">void outb(ui16 port, ui8 value);</text:p>
      <text:p text:style-name="Preformatted_20_Text">ui8 inb(ui16 port);</text:p>
      <text:p text:style-name="Preformatted_20_Text"/>
      <text:p text:style-name="Preformatted_20_Text">src/drivers/io.asm</text:p>
      <text:p text:style-name="Preformatted_20_Text">outb</text:p>
      <text:p text:style-name="Preformatted_20_Text">inb</text:p>
      <text:p text:style-name="Preformatted_20_Text"/>
      <text:p text:style-name="Preformatted_20_Text"/>
      <text:p text:style-name="Preformatted_20_Text">src/drivers/ioapic.h</text:p>
      <text:p text:style-name="Preformatted_20_Text">void ioapic_init(boot_t boot);</text:p>
      <text:p text:style-name="Preformatted_20_Text">ui64 * _get_ioapic_addr();</text:p>
      <text:p text:style-name="Preformatted_20_Text"/>
      <text:p text:style-name="Preformatted_20_Text">ui32 ioapic_rx(ui64 * ioapic_addr, ui32 reg);</text:p>
      <text:p text:style-name="Preformatted_20_Text">void ioapic_tx(ui64 * ioapic_addr, ui32 reg, ui32 value);</text:p>
      <text:p text:style-name="Preformatted_20_Text"/>
      <text:p text:style-name="Preformatted_20_Text"/>
      <text:p text:style-name="Preformatted_20_Text">src/drivers/lapic.h</text:p>
      <text:p text:style-name="Preformatted_20_Text">void lapic_init(boot_t boot);</text:p>
      <text:p text:style-name="Preformatted_20_Text">ui64 * _get_lapic_addr();</text:p>
      <text:p text:style-name="Preformatted_20_Text"/>
      <text:p text:style-name="Preformatted_20_Text">ui32 lapic_rx(ui64 * lapic_addr, ui32 reg);</text:p>
      <text:p text:style-name="Preformatted_20_Text">void lapic_tx(ui64 * lapic_addr, ui32 reg, ui32 value);</text:p>
      <text:p text:style-name="Preformatted_20_Text"/>
      <text:p text:style-name="Preformatted_20_Text">void lapic_timer_init(); []</text:p>
      <text:p text:style-name="Preformatted_20_Text">ui64 lapic_timer_get_freq(); []</text:p>
      <text:p text:style-name="Preformatted_20_Text"/>
      <text:p text:style-name="Preformatted_20_Text"/>
      <text:p text:style-name="Preformatted_20_Text">src/driver/pic.h</text:p>
      <text:p text:style-name="Preformatted_20_Text">void pic_init();</text:p>
      <text:p text:style-name="Preformatted_20_Text">void pit_init();</text:p>
      <text:p text:style-name="Preformatted_20_Text"/>
      <text:p text:style-name="Preformatted_20_Text"/>
      <text:p text:style-name="Preformatted_20_Text">src/arch/pic.asm</text:p>
      <text:p text:style-name="Preformatted_20_Text">pic_disable function</text:p>
      <text:p text:style-name="Preformatted_20_Text"/>
      <text:p text:style-name="Preformatted_20_Text"/>
      <text:p text:style-name="Preformatted_20_Text">src/drivers/cga.h</text:p>
      <text:p text:style-name="Preformatted_20_Text">#define CGA_BLUE 0xf00</text:p>
      <text:p text:style-name="Preformatted_20_Text">...</text:p>
      <text:p text:style-name="Preformatted_20_Text"/>
      <text:p text:style-name="Preformatted_20_Text">ui64 * _CGA_MEM = 0xb8000;</text:p>
      <text:p text:style-name="Preformatted_20_Text"/>
      <text:p text:style-name="Preformatted_20_Text">// 80 columns * 25 lines * char and color bytes</text:p>
      <text:p text:style-name="Preformatted_20_Text">ui8 _CGA_BUF[80*25*2];</text:p>
      <text:p text:style-name="Preformatted_20_Text"/>
      <text:p text:style-name="Preformatted_20_Text">void cga_putc(uchar c, ui8 fg, ui8 bg, ui32 pos);</text:p>
      <text:p text:style-name="Preformatted_20_Text">Put c character in the screen, with fg for foreground color and bg for background color, at position pos.</text:p>
      <text:p text:style-name="Preformatted_20_Text"/>
      <text:p text:style-name="Preformatted_20_Text"/>
      <text:p text:style-name="Preformatted_20_Text">src/drivers/ps2kbd.h []</text:p>
      <text:p text:style-name="Preformatted_20_Text">void ps2kbd_init(); []</text:p>
      <text:p text:style-name="Preformatted_20_Text"/>
      <text:p text:style-name="Preformatted_20_Text"/>
      <text:p text:style-name="P23">Buddy Memory Allocator</text:p>
      <text:p text:style-name="P23"/>
      <text:p text:style-name="P22">struct Buddy’s are used to map order value aligned memory ranges. The struct has a bitmap. 8 pages (order 0) <text:span text:style-name="T25">are represented by 8 bits, or</text:span> <text:span text:style-name="T25">1 byte, which is equivalent to a buddy of order 3. 8 buddies of order 3 fill 1 byte, equivalent </text:span><text:soft-page-break/><text:span text:style-name="T25">of order 6, and so on. The order the bytes represent are always 3-aligned. It’s because they’re stored in 8 bits bytes, and 2^</text:span><text:span text:style-name="T14">3</text:span><text:span text:style-name="T25"> = 8.</text:span></text:p>
      <text:p text:style-name="Preformatted_20_Text"/>
      <text:p text:style-name="Preformatted_20_Text"/>
      <text:p text:style-name="P2">Directory Tree</text:p>
      <text:p text:style-name="Preformatted_20_Text"/>
      <text:p text:style-name="Preformatted_20_Text">Here's a description of the directory tree.</text:p>
      <text:p text:style-name="Preformatted_20_Text"/>
      <text:p text:style-name="Preformatted_20_Text">build/ - building output</text:p>
      <text:p text:style-name="Preformatted_20_Text">doc/ - documentation</text:p>
      <text:p text:style-name="Preformatted_20_Text">src/ - source code</text:p>
      <text:p text:style-name="Preformatted_20_Text">src/arch/ - target architecture specific code</text:p>
      <text:p text:style-name="Preformatted_20_Text">src/boot/ - boot related code</text:p>
      <text:p text:style-name="Preformatted_20_Text">src/boot/multiboot2/ - multiboot2 related code</text:p>
      <text:p text:style-name="Preformatted_20_Text">src/drivers/ - hardware-specific drivers</text:p>
      <text:p text:style-name="Preformatted_20_Text">tools/ - toolchain</text:p>
      <text:p text:style-name="Preformatted_20_Text">tools/build.bash - toolchain building script</text:p>
      <text:p text:style-name="Preformatted_20_Text">build.bash - building script</text:p>
      <text:p text:style-name="P14">mkiso.bash – script for generating a bootable ISO</text:p>
      <text:p text:style-name="Preformatted_20_Text">run-qemu.bash - shortcut script to run qemu using a <text:span text:style-name="T18">generated</text:span> ISO </text:p>
      <text:p text:style-name="Preformatted_20_Text"/>
      <text:p text:style-name="Preformatted_20_Text"/>
      <text:p text:style-name="P2">Order of implementation</text:p>
      <text:p text:style-name="Preformatted_20_Text"/>
      <text:p text:style-name="Preformatted_20_Text">* toolchain, building scripts etc. - <text:span text:style-name="T16">OK</text:span></text:p>
      <text:p text:style-name="Preformatted_20_Text">* boot, higher half setup, long mode setup - <text:span text:style-name="T16">OK</text:span></text:p>
      <text:p text:style-name="Preformatted_20_Text">* <text:span text:style-name="T15">basic C environment and output</text:span></text:p>
      <text:p text:style-name="Preformatted_20_Text">* memory manager setup</text:p>
      <text:p text:style-name="Preformatted_20_Text">* LAPIC timer</text:p>
      <text:p text:style-name="Preformatted_20_Text">* SMP initialization, semaphore</text:p>
      <text:p text:style-name="Preformatted_20_Text">* scheduler</text:p>
      <text:p text:style-name="Preformatted_20_Text">* basic IPC </text:p>
      <text:p text:style-name="Preformatted_20_Text">* IOAPIC</text:p>
      <text:p text:style-name="Preformatted_20_Text">* PS/2 keyboard support</text:p>
      <text:p text:style-name="Preformatted_20_Text">* keyboard interrupt -&gt; scheduler processes communication</text:p>
      <text:p text:style-name="Preformatted_20_Text"/>
      <text:p text:style-name="Preformatted_20_Text"/>
      <text:p text:style-name="P2">Won't Dos</text:p>
      <text:p text:style-name="Preformatted_20_Text"/>
      <text:p text:style-name="Preformatted_20_Text">* won't use DOS BIOS interrupts</text:p>
      <text:p text:style-name="Preformatted_20_Text">* won't write the kernel in C++</text:p>
      <text:p text:style-name="Preformatted_20_Text">* fine-tuning of any kind, first implementation seeks to be <text:span text:style-name="T8">simple to understand</text:span></text:p>
      <text:p text:style-name="Preformatted_20_Text">* further drivers</text:p>
      <text:p text:style-name="Preformatted_20_Text">* filesystem</text:p>
      <text:p text:style-name="Preformatted_20_Text">* networking</text:p>
      <text:p text:style-name="Preformatted_20_Text">* advanced scheduling utilities</text:p>
      <text:p text:style-name="Preformatted_20_Text">* NUMA</text:p>
      <text:p text:style-name="Preformatted_20_Text">* page-swapping to disk</text:p>
      <text:p text:style-name="Preformatted_20_Text"/>
      <text:p text:style-name="Preformatted_20_Text"/>
      <text:p text:style-name="P2">Karma</text:p>
      <text:p text:style-name="Preformatted_20_Text"/>
      <text:p text:style-name="Preformatted_20_Text">* because we're using C many memory-safety related bugs can be expected</text:p>
      <text:p text:style-name="P1"/>
      <text:p text:style-name="P1"/>
      <text:p text:style-name="P4">Issues</text:p>
      <text:p text:style-name="P4"/>
      <text:p text:style-name="P12">Issues must be solved before new code is introduced.</text:p>
      <text:p text:style-name="P12"/>
      <text:list xml:id="list2313561348" text:style-name="L1">
        <text:list-item>
          <text:p text:style-name="P15">Should we keep original structs, integer types etc. when they are defined by third-party software? For example, Multiboot2 has it’s own structs already defined and it would easier for people who already program these interfaces to understand how our code works. <text:span text:style-name="T9">There’s a trade-off between compactness of code and compliance. </text:span><text:span text:style-name="T11">Decision:</text:span><text:span text:style-name="T9"> different headers and sub-</text:span><text:soft-page-break/><text:span text:style-name="T9">systems will be treated differently. Multiboot2 is probably OK to write our own headers, since we’re only using a subset of it anyway, since it works, since our own names are still intuitive and set for the architecture. ACPICA seems another story. This decision will be documented per-file or per-subsystem however needed.</text:span></text:p>
        </text:list-item>
        <text:list-item>
          <text:p text:style-name="P16">The documentation defines no naming for vt printing functions. <text:span text:style-name="T10">Decision: </text:span>name them print and printc.</text:p>
        </text:list-item>
        <text:list-item>
          <text:p text:style-name="P17">print_cpu seems harder to make work than thought, because of C calling standard and higher half kernel, registers are altered before calling the assembly function. One solution could be writing inline assembly but I think it’s just messy. If I could only embbed asm directly into C code… <text:span text:style-name="T12">Decision:</text:span><text:span text:style-name="T22"> try to make a C macro to jmp back and forth the actual assembly function, at basic asm isn’t actually that messy despite violating C calling convention – </text:span><text:span text:style-name="T12">MACRO</text:span><text:span text:style-name="T22"> </text:span><text:span text:style-name="T12">WORKING</text:span></text:p>
        </text:list-item>
        <text:list-item>
          <text:p text:style-name="P18"><text:span text:style-name="T12">t</text:span><text:span text:style-name="T10">ools directory </text:span>is a mess and wasn’t planned – <text:span text:style-name="T10">Decision:</text:span> <text:span text:style-name="T23">more directories will fix it duh, why is this event an issue?</text:span></text:p>
        </text:list-item>
        <text:list-item>
          <text:p text:style-name="P19">When writing buddy allocator it became unclear whether buddies suffice to be 4kb-aligned or must order-value-aligned – <text:span text:style-name="T13">Decision:</text:span><text:span text:style-name="T24"> will align on order-value, since it’s better to align and don’t need than to need and don’t align</text:span></text:p>
        </text:list-item>
        <text:list-item>
          <text:p text:style-name="P20">must fix identation</text:p>
        </text:list-item>
        <text:list-item>
          <text:p text:style-name="P20">documentation is different than implementation</text:p>
        </text:list-item>
        <text:list-item>
          <text:p text:style-name="P21">Buddy implementation isn’t documen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05-07T19:05:17.904657599</dc:date>
    <meta:editing-duration>P10DT10H16M27S</meta:editing-duration>
    <meta:editing-cycles>44</meta:editing-cycles>
    <meta:document-statistic meta:table-count="0" meta:image-count="0" meta:object-count="0" meta:page-count="10" meta:paragraph-count="386" meta:word-count="2077" meta:character-count="13203" meta:non-whitespace-character-count="11322"/>
  </office:meta>
</office:document-meta>
</file>